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2d6d3d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d6d3d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5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573e" officeooo:paragraph-rsid="002d6d3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f573e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fb636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1350f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2c8cf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officeooo:rsid="002f573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Actividad</text:span><text:span text:style-name="T1"> </text:span><text:span text:style-name="T3">11.</text:span><text:span text:style-name="T6">4</text:span><text:span text:style-name="T1">. </text:span><text:span text:style-name="T6">El rey Midas</text:span></text:p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1">Pastilla: <text:span text:style-name="T7">Título</text:span></text:p>
            <text:p text:style-name="P5">Contenido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7-24T17:10:53.893000000</dc:date>
    <meta:editing-duration>PT18M27S</meta:editing-duration>
    <meta:editing-cycles>30</meta:editing-cycles>
    <meta:generator>LibreOffice/4.2.5.2$Windows_x86 LibreOffice_project/6ff819b65674ae6c83f3cbab9e4a4c2b292a7a94</meta:generator>
    <meta:document-statistic meta:table-count="1" meta:image-count="0" meta:object-count="0" meta:page-count="1" meta:paragraph-count="3" meta:word-count="8" meta:character-count="54" meta:non-whitespace-character-count="49"/>
  </office:meta>
</office:document-meta>
</file>